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JN</text:h>
      <text:h text:style-name="Heading_20_2" text:outline-level="2">Zadanie 1 - Sprawozdanie</text:h>
      <text:h text:style-name="Heading_20_5" text:outline-level="5">Krzysztof Romanowski</text:h>
      <text:h text:style-name="Heading_20_5" text:outline-level="5"/>
      <text:h text:style-name="Heading_20_2" text:outline-level="2">Wstęp</text:h>
      <text:p text:style-name="Text_20_body">Celem zadania było przetestowanie języków programowania pod kątem przetwarzania języka naturalnego. Wybrałem w tym celu języki:</text:p>
      <text:list xml:id="list1122416646" text:style-name="L1">
        <text:list-item>
          <text:p text:style-name="P1">Java</text:p>
        </text:list-item>
        <text:list-item>
          <text:p text:style-name="P1">Scala</text:p>
        </text:list-item>
        <text:list-item>
          <text:p text:style-name="P1">Javascript</text:p>
        </text:list-item>
      </text:list>
      <text:p text:style-name="Standard">Przy ich wyborze kierowałem się zastosowaniem w aplikacjach webowych.</text:p>
      <text:p text:style-name="Standard"/>
      <text:h text:style-name="Heading_20_2" text:outline-level="2">Subiektywna ocena </text:h>
      <text:p text:style-name="Text_20_body">Najlepiej pisało mi się w Scali – kod powstał najszybciej i był najbardziej zwięzły. Pisanie w javascriptcie krótkich programów również nie jest meczące więc postawiłbym go na 2 miejscu. Java ze swoją starodawną składnią i mało nowoczesną biblioteką standardową wypadła najgorzej.</text:p>
      <text:p text:style-name="Text_20_body"/>
      <text:h text:style-name="Heading_20_2" text:outline-level="2">Obiektywna ocena</text:h>
      <text:h text:style-name="Heading_20_5" text:outline-level="5">Szybkość działania</text:h>
      <text:p text:style-name="Text_20_body">Co dziwne najszybszy był program pisany w Javascripcie jednak przy pisaniu w nie brałem pod uwagę efektywności a raczej szybkość powstawania kodu. Java była nieznacznie wolniejsza. Program w Scali został napisany funkcyjnie dlatego <text:s/>wyraźnie odstawał.</text:p>
      <text:h text:style-name="Heading_20_5" text:outline-level="5">Ograniczenia</text:h>
      <text:p text:style-name="Text_20_body">Scala i Java to języki uniwersalne potrzebujące do działania JVM. Javascript to język skryptowy uruchamiany w przeglądarce dlatego podlega wielu ograniczeniom które nakłada na niego sandbox przeglądarki (ładowanie plików itp.). Za użytecznością Javy i Scali przemawia ogromna ilość bibliotek.</text:p>
      <text:p text:style-name="Text_20_body"/>
      <text:h text:style-name="Heading_20_2" text:outline-level="2">Podsumowanie</text:h>
      <text:p text:style-name="Text_20_body">Testy utwierdziły mnie w przekonaniu że do rozwiązywania zadań na PJN będę korzystał ze Sc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3-20T09:26:43</meta:creation-date>
    <dc:date>2013-03-20T09:41:28</dc:date>
    <dc:creator>krzysiek </dc:creator>
    <meta:editing-duration>P0D</meta:editing-duration>
    <meta:editing-cycles>1</meta:editing-cycles>
    <meta:document-statistic meta:table-count="0" meta:image-count="0" meta:object-count="0" meta:page-count="1" meta:paragraph-count="18" meta:word-count="174" meta:character-count="1260" meta:non-whitespace-character-count="1102"/>
    <meta:generator>LibreOffice/3.5$Linux_X86_64 LibreOffice_project/350m1$Build-2</meta:generator>
  </office:meta>
</office:document-meta>
</file>